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25in" fo:margin-left="0in" table:align="left"/>
    </style:style>
    <style:style style:name="Table1.A" style:family="table-column">
      <style:table-column-properties style:column-width="0.8028in"/>
    </style:style>
    <style:style style:name="Table1.B" style:family="table-column">
      <style:table-column-properties style:column-width="0.3021in"/>
    </style:style>
    <style:style style:name="Table1.D" style:family="table-column">
      <style:table-column-properties style:column-width="0.3014in"/>
    </style:style>
    <style:style style:name="Table1.S" style:family="table-column">
      <style:table-column-properties style:column-width="0.3153in"/>
    </style:style>
    <style:style style:name="Table1.1" style:family="table-row">
      <style:table-row-properties style:min-row-height="0.3368in" style:use-optimal-row-height="false"/>
    </style:style>
    <style:style style:name="Table1.A1" style:family="table-cell">
      <style:table-cell-properties fo:padding="0.0694in" fo:border="none" style:writing-mode="lr-tb"/>
    </style:style>
    <style:style style:name="P1" style:family="paragraph" style:parent-style-name="Standard">
      <style:paragraph-properties fo:text-align="center" style:justify-single-word="false" fo:orphans="2" fo:widows="2"/>
    </style:style>
    <style:style style:name="P2" style:family="paragraph" style:parent-style-name="Standard">
      <style:paragraph-properties fo:margin-top="0.0693in" fo:margin-bottom="0.1563in" style:contextual-spacing="false" fo:text-align="center" style:justify-single-word="false"/>
    </style:style>
    <style:style style:name="P3" style:family="paragraph" style:parent-style-name="Standard">
      <style:paragraph-properties fo:orphans="2" fo:widows="2"/>
      <style:text-properties fo:color="#000000" loext:opacity="100%" style:font-name="Times New Roman" style:font-name-asian="Times New Roman" style:font-name-complex="Times New Roman"/>
    </style:style>
    <style:style style:name="P4" style:family="paragraph" style:parent-style-name="Standard">
      <style:paragraph-properties fo:orphans="2" fo:widows="2"/>
      <style:text-properties fo:color="#000000" loext:opacity="100%" style:font-name="Times New Roman" fo:font-size="12pt" style:font-name-asian="Times New Roman" style:font-size-asian="12pt" style:font-name-complex="Times New Roman" style:font-size-complex="12pt"/>
    </style:style>
    <style:style style:name="P5" style:family="paragraph" style:parent-style-name="Standard">
      <style:paragraph-properties fo:orphans="2" fo:widows="2"/>
      <style:text-properties fo:color="#000000" loext:opacity="100%" style:font-name="Times New Roman" fo:font-size="12pt" officeooo:paragraph-rsid="0011b4eb" style:font-name-asian="Times New Roman" style:font-size-asian="12pt" style:font-name-complex="Times New Roman" style:font-size-complex="12pt"/>
    </style:style>
    <style:style style:name="P6" style:family="paragraph" style:parent-style-name="Standard">
      <style:paragraph-properties fo:orphans="2" fo:widows="2"/>
    </style:style>
    <style:style style:name="P7" style:family="paragraph" style:parent-style-name="Standard">
      <loext:graphic-properties draw:fill="solid" draw:fill-color="#ffffff" draw:opacity="100%"/>
      <style:paragraph-properties fo:orphans="2" fo:widows="2" fo:background-color="#ffffff"/>
    </style:style>
    <style:style style:name="P8" style:family="paragraph" style:parent-style-name="Standard">
      <loext:graphic-properties draw:fill="solid" draw:fill-color="#ffffff" draw:opacity="100%"/>
      <style:paragraph-properties fo:margin-top="0.0693in" fo:margin-bottom="0.1563in" style:contextual-spacing="false" fo:orphans="2" fo:widows="2" fo:background-color="#ffffff"/>
    </style:style>
    <style:style style:name="P9" style:family="paragraph" style:parent-style-name="Standard">
      <style:paragraph-properties fo:orphans="2" fo:widows="2"/>
      <style:text-properties officeooo:paragraph-rsid="0011b4eb"/>
    </style:style>
    <style:style style:name="P10" style:family="paragraph" style:parent-style-name="Standard">
      <style:paragraph-properties fo:orphans="2" fo:widows="2"/>
      <style:text-properties fo:color="#222222" loext:opacity="100%" style:font-name="Arial" style:font-name-asian="Arial" style:font-name-complex="Arial"/>
    </style:style>
    <style:style style:name="P11" style:family="paragraph" style:parent-style-name="Standard">
      <loext:graphic-properties draw:fill="solid" draw:fill-color="#ffffff" draw:opacity="100%"/>
      <style:paragraph-properties fo:margin-left="0.5in" fo:margin-right="0in" fo:margin-top="0.0693in" fo:margin-bottom="0.1563in" style:contextual-spacing="false" fo:orphans="2" fo:widows="2" fo:text-indent="0in" style:auto-text-indent="false" fo:background-color="#ffffff">
        <style:tab-stops/>
      </style:paragraph-properties>
      <style:text-properties fo:color="#222222" loext:opacity="100%" style:font-name="Arial" style:font-name-asian="Arial" style:font-name-complex="Arial"/>
    </style:style>
    <style:style style:name="P12" style:family="paragraph" style:parent-style-name="Standard">
      <loext:graphic-properties draw:fill="solid" draw:fill-color="#ffffff" draw:opacity="100%"/>
      <style:paragraph-properties fo:margin-left="-0.4917in" fo:margin-right="0in" fo:text-align="justify" style:justify-single-word="false" fo:orphans="2" fo:widows="2" fo:text-indent="0.4917in" style:auto-text-indent="false" fo:background-color="#ffffff">
        <style:tab-stops/>
      </style:paragraph-properties>
      <style:text-properties fo:color="#222222" loext:opacity="100%" style:font-name="Arial" style:font-name-asian="Arial" style:font-name-complex="Arial"/>
    </style:style>
    <style:style style:name="P13" style:family="paragraph" style:parent-style-name="Standard">
      <loext:graphic-properties draw:fill="solid" draw:fill-color="#ffffff" draw:opacity="100%"/>
      <style:paragraph-properties fo:orphans="2" fo:widows="2" fo:background-color="#ffffff"/>
      <style:text-properties fo:color="#222222" loext:opacity="100%" fo:font-size="11pt" style:font-name-asian="Calibri" style:font-size-asian="11pt" style:font-name-complex="Calibri" style:font-size-complex="11pt"/>
    </style:style>
    <style:style style:name="P14" style:family="paragraph" style:parent-style-name="Standard">
      <loext:graphic-properties draw:fill="solid" draw:fill-color="#ffffff" draw:opacity="100%"/>
      <style:paragraph-properties fo:margin-left="0in" fo:margin-right="0in" fo:text-align="justify" style:justify-single-word="false" fo:orphans="2" fo:widows="2" fo:text-indent="0.4917in" style:auto-text-indent="false" fo:background-color="#ffffff"/>
    </style:style>
    <style:style style:name="P15" style:family="paragraph" style:parent-style-name="Standard">
      <style:paragraph-properties fo:margin-left="0.5in" fo:margin-right="0in" fo:margin-top="0.028in" fo:margin-bottom="0in" style:contextual-spacing="false" fo:keep-together="always" fo:text-indent="0in" style:auto-text-indent="false" fo:keep-with-next="always">
        <style:tab-stops/>
      </style:paragraph-properties>
      <style:text-properties fo:color="#2f5496" loext:opacity="100%" fo:font-size="13pt" style:font-name-asian="Calibri" style:font-size-asian="13pt" style:font-name-complex="Calibri" style:font-size-complex="13pt"/>
    </style:style>
    <style:style style:name="P16" style:family="paragraph" style:parent-style-name="Standard">
      <style:paragraph-properties fo:margin-top="0.0693in" fo:margin-bottom="0.1563in" style:contextual-spacing="false"/>
    </style:style>
    <style:style style:name="P17" style:family="paragraph" style:parent-style-name="Standard" style:master-page-name="MP0">
      <style:paragraph-properties fo:text-align="center" style:justify-single-word="false" fo:orphans="2" fo:widows="2" style:page-number="auto" fo:break-before="page"/>
    </style:style>
    <style:style style:name="P18" style:family="paragraph" style:parent-style-name="Standard" style:list-style-name="WWNum5">
      <style:paragraph-properties fo:margin-top="0.028in" fo:margin-bottom="0in" style:contextual-spacing="false" fo:keep-together="always" fo:orphans="2" fo:widows="2" fo:keep-with-next="always"/>
    </style:style>
    <style:style style:name="P19" style:family="paragraph" style:parent-style-name="Standard" style:list-style-name="WWNum5">
      <style:paragraph-properties fo:margin-top="0.028in" fo:margin-bottom="0in" style:contextual-spacing="false" fo:keep-together="always" fo:orphans="2" fo:widows="2" fo:keep-with-next="always"/>
      <style:text-properties officeooo:paragraph-rsid="0011b4eb"/>
    </style:style>
    <style:style style:name="P20" style:family="paragraph" style:parent-style-name="Standard" style:list-style-name="WWNum4">
      <style:paragraph-properties fo:margin-top="0.028in" fo:margin-bottom="0in" style:contextual-spacing="false" fo:keep-together="always" fo:orphans="2" fo:widows="2" fo:keep-with-next="always">
        <style:tab-stops>
          <style:tab-stop style:position="0in"/>
        </style:tab-stops>
      </style:paragraph-properties>
    </style:style>
    <style:style style:name="P21" style:family="paragraph" style:parent-style-name="Standard" style:list-style-name="WWNum5">
      <style:paragraph-properties fo:margin-top="0.028in" fo:margin-bottom="0in" style:contextual-spacing="false" fo:keep-together="always" fo:keep-with-next="always"/>
    </style:style>
    <style:style style:name="P22" style:family="paragraph" style:parent-style-name="Standard" style:list-style-name="WWNum7">
      <style:paragraph-properties fo:orphans="2" fo:widows="2"/>
    </style:style>
    <style:style style:name="P23" style:family="paragraph" style:parent-style-name="Standard" style:list-style-name="WWNum2">
      <loext:graphic-properties draw:fill="solid" draw:fill-color="#ffffff" draw:opacity="100%"/>
      <style:paragraph-properties fo:margin-top="0.0693in" fo:margin-bottom="0.1563in" style:contextual-spacing="false" fo:orphans="2" fo:widows="2" fo:background-color="#ffffff"/>
    </style:style>
    <style:style style:name="P24" style:family="paragraph" style:parent-style-name="Standard" style:list-style-name="WWNum6">
      <loext:graphic-properties draw:fill="solid" draw:fill-color="#ffffff" draw:opacity="100%"/>
      <style:paragraph-properties fo:margin-top="0.0693in" fo:margin-bottom="0in" style:contextual-spacing="false" fo:orphans="2" fo:widows="2" fo:background-color="#ffffff"/>
    </style:style>
    <style:style style:name="P25" style:family="paragraph" style:parent-style-name="Standard" style:list-style-name="WWNum6">
      <loext:graphic-properties draw:fill="solid" draw:fill-color="#ffffff" draw:opacity="100%"/>
      <style:paragraph-properties fo:orphans="2" fo:widows="2" fo:background-color="#ffffff"/>
    </style:style>
    <style:style style:name="P26" style:family="paragraph" style:parent-style-name="Standard" style:list-style-name="WWNum6">
      <loext:graphic-properties draw:fill="solid" draw:fill-color="#ffffff" draw:opacity="100%"/>
      <style:paragraph-properties fo:margin-top="0in" fo:margin-bottom="0.1563in" style:contextual-spacing="false" fo:orphans="2" fo:widows="2" fo:background-color="#ffffff"/>
    </style:style>
    <style:style style:name="P27" style:family="paragraph" style:parent-style-name="Standard" style:list-style-name="L1">
      <style:paragraph-properties fo:orphans="2" fo:widows="2"/>
      <style:text-properties officeooo:paragraph-rsid="0011b4eb"/>
    </style:style>
    <style:style style:name="P28" style:family="paragraph" style:parent-style-name="Standard" style:list-style-name="WWNum1">
      <loext:graphic-properties draw:fill="solid" draw:fill-color="#ffffff" draw:opacity="100%"/>
      <style:paragraph-properties fo:margin-left="0.5in" fo:margin-right="0in" fo:text-align="justify" style:justify-single-word="false" fo:orphans="2" fo:widows="2" fo:text-indent="0in" style:auto-text-indent="false" fo:background-color="#ffffff">
        <style:tab-stops/>
      </style:paragraph-properties>
    </style:style>
    <style:style style:name="P29" style:family="paragraph" style:parent-style-name="Standard" style:list-style-name="WWNum8">
      <style:paragraph-properties fo:margin-top="0.0693in" fo:margin-bottom="0in" style:contextual-spacing="false"/>
    </style:style>
    <style:style style:name="P30" style:family="paragraph" style:parent-style-name="Standard" style:list-style-name="WWNum3">
      <style:paragraph-properties fo:margin-top="0in" fo:margin-bottom="0.1563in" style:contextual-spacing="false"/>
    </style:style>
    <style:style style:name="T1" style:family="text">
      <style:text-properties style:font-name="Libre Baskerville" fo:font-size="12pt" fo:font-weight="bold" style:font-name-asian="Libre Baskerville" style:font-size-asian="12pt" style:font-weight-asian="bold" style:font-name-complex="Libre Baskerville" style:font-size-complex="12pt"/>
    </style:style>
    <style:style style:name="T2" style:family="text">
      <style:text-properties fo:color="#000000" loext:opacity="100%" style:font-name="Libre Baskerville" fo:font-size="12pt" fo:font-weight="bold" style:font-name-asian="Libre Baskerville" style:font-size-asian="12pt" style:font-weight-asian="bold" style:font-name-complex="Libre Baskerville" style:font-size-complex="12pt"/>
    </style:style>
    <style:style style:name="T3" style:family="text">
      <style:text-properties fo:color="#000000" loext:opacity="100%" style:font-name="Libre Baskerville" fo:font-size="12pt" fo:font-style="italic" style:font-name-asian="Libre Baskerville" style:font-size-asian="12pt" style:font-style-asian="italic" style:font-name-complex="Libre Baskerville" style:font-size-complex="12pt"/>
    </style:style>
    <style:style style:name="T4" style:family="text">
      <style:text-properties fo:color="#2f5496" loext:opacity="100%" fo:font-size="13pt" style:font-name-asian="Calibri" style:font-size-asian="13pt" style:font-name-complex="Calibri" style:font-size-complex="13pt"/>
    </style:style>
    <style:style style:name="T5" style:family="text">
      <style:text-properties fo:color="#2f5496" loext:opacity="100%" fo:font-size="13pt" officeooo:rsid="0011b4eb" style:font-name-asian="Calibri" style:font-size-asian="13pt" style:font-name-complex="Calibri" style:font-size-complex="13pt"/>
    </style:style>
    <style:style style:name="T6" style:family="text">
      <style:text-properties fo:color="#222222" loext:opacity="100%" style:font-name="Arial" style:font-name-asian="Arial" style:font-name-complex="Arial"/>
    </style:style>
    <style:style style:name="T7" style:family="text">
      <style:text-properties fo:color="#222222" loext:opacity="100%" style:font-name="Arial" officeooo:rsid="0011b4eb" style:font-name-asian="Arial" style:font-name-complex="Arial"/>
    </style:style>
    <style:style style:name="T8" style:family="text">
      <style:text-properties fo:color="#222222" loext:opacity="100%" style:font-name="Arial" officeooo:rsid="00129bf4" style:font-name-asian="Arial" style:font-name-complex="Arial"/>
    </style:style>
    <style:style style:name="T9" style:family="text">
      <style:text-properties fo:color="#1f3763" loext:opacity="100%" fo:font-size="12pt" style:font-name-asian="Calibri" style:font-size-asian="12pt" style:font-name-complex="Calibri" style:font-size-complex="12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Police_20_par_20_défaut"><text:span text:style-name="T1">SYSTÈMES</text:span></text:span><text:span text:style-name="Police_20_par_20_défaut"><text:span text:style-name="T2"> DE SCORAGE</text:span></text:span></text:p>
      <text:p text:style-name="P1"><text:span text:style-name="Police_20_par_20_défaut"><text:span text:style-name="T3">Un résumé succinct</text:span></text:span></text:p>
      <text:p text:style-name="P3"/>
      <text:list xml:id="list2203386125" text:style-name="WWNum5">
        <text:list-item text:start-value="1">
          <text:p text:style-name="P18"><text:bookmark-start text:name="__DdeLink__474_231627546"/><text:span text:style-name="Police_20_par_20_défaut"><text:span text:style-name="T4">C-Diplo</text:span></text:span></text:p>
        </text:list-item>
      </text:list>
      <text:p text:style-name="P4"/>
      <text:p text:style-name="P6"><text:span text:style-name="Police_20_par_20_défaut"><text:span text:style-name="T6">C-Diplo est probablement le système de notation le plus couramment utilisé. Il a été développé par le joueur français de Diplomacy Bruno-André Giraudon et rapidement adopté par de nombreux tournois en Europe.</text:span></text:span></text:p>
      <text:p text:style-name="P10"/>
      <text:p text:style-name="P6"><text:span text:style-name="Police_20_par_20_défaut"><text:span text:style-name="T6">Il s'agit d'un système basé sur le classement, ce qui signifie que le classement au tableau est le facteur clé. Les joueurs obtiennent un certain nombre de points en fonction de leur rang sur le tableau à la fin du jeu, qu'il se termine par une victoire ou un match nul convenu ou forcé (c'est-à-dire que le temps de jeu s'écoule)</text:span></text:span></text:p>
      <text:p text:style-name="P10"/>
      <text:p text:style-name="P6"><text:span text:style-name="Police_20_par_20_défaut"><text:span text:style-name="T6">Les points sont attribués comme ceci :</text:span></text:span></text:p>
      <text:p text:style-name="P10"/>
      <text:list xml:id="list2757478408" text:style-name="WWNum7">
        <text:list-item>
          <text:p text:style-name="P22"><text:span text:style-name="Police_20_par_20_défaut"><text:span text:style-name="T6">1 point de participation : Total 7 points</text:span></text:span></text:p>
        </text:list-item>
        <text:list-item>
          <text:p text:style-name="P22"><text:span text:style-name="Police_20_par_20_défaut"><text:span text:style-name="T6">1 point par centre. : Total 34 points</text:span></text:span></text:p>
        </text:list-item>
        <text:list-item>
          <text:p text:style-name="P22"><text:span text:style-name="Police_20_par_20_défaut"><text:span text:style-name="T6">38 points bonus pour la 1ère place : Total 38 points</text:span></text:span></text:p>
        </text:list-item>
        <text:list-item>
          <text:p text:style-name="P22"><text:span text:style-name="Police_20_par_20_défaut"><text:span text:style-name="T6">14 points bonus pour la 2ème place : Total 14 points</text:span></text:span></text:p>
        </text:list-item>
        <text:list-item>
          <text:p text:style-name="P22"><text:span text:style-name="Police_20_par_20_défaut"><text:span text:style-name="T6">7 points bonus pour la 3ème place : Total 7 points</text:span></text:span></text:p>
        </text:list-item>
      </text:list>
      <text:p text:style-name="P10"/>
      <text:p text:style-name="P6"><text:span text:style-name="Police_20_par_20_défaut"><text:span text:style-name="T6">Soit un total global de 100 points.</text:span></text:span></text:p>
      <text:p text:style-name="P10"/>
      <text:p text:style-name="P6"><text:span text:style-name="Police_20_par_20_défaut"><text:span text:style-name="T6">Un solo marque la totalité des 73 points et tous les autres obtiennent zéro.</text:span></text:span></text:p>
      <text:p text:style-name="P6"><text:span text:style-name="Police_20_par_20_défaut"><text:span text:style-name="T6">En cas d'égalité, les points bonus sont partagés.</text:span></text:span><text:bookmark-end text:name="__DdeLink__474_231627546"/></text:p>
      <text:p text:style-name="P4"/>
      <text:list xml:id="list194614271997542" text:style-name="WWNum5">
        <text:list-item>
          <text:p text:style-name="P18"><text:span text:style-name="Police_20_par_20_défaut"><text:span text:style-name="T4">Win Namur</text:span></text:span></text:p>
        </text:list-item>
      </text:list>
      <text:p text:style-name="P7"><text:span text:style-name="Police_20_par_20_défaut"><text:span text:style-name="T6">Note : Cette version ne prend pas en compte les bonus de temps de survivance (0,1 point par année jouée pour les joueurs éliminés)</text:span></text:span></text:p>
      <text:list xml:id="list1232941937" text:style-name="WWNum4">
        <text:list-item>
          <text:list>
            <text:list-item>
              <text:list>
                <text:list-item>
                  <text:p text:style-name="P20"><text:span text:style-name="Police_20_par_20_défaut"><text:span text:style-name="T9">Solo :</text:span></text:span></text:p>
                </text:list-item>
              </text:list>
            </text:list-item>
          </text:list>
        </text:list-item>
      </text:list>
      <text:p text:style-name="P14"><text:span text:style-name="Police_20_par_20_défaut"><text:span text:style-name="T6">82 points et tous les autres 0</text:span></text:span></text:p>
      <text:list xml:id="list142645195250957" text:continue-numbering="true" text:style-name="WWNum4">
        <text:list-item>
          <text:list>
            <text:list-item>
              <text:list>
                <text:list-item>
                  <text:p text:style-name="P20"><text:span text:style-name="Police_20_par_20_défaut"><text:span text:style-name="T9">Elimination :</text:span></text:span></text:p>
                </text:list-item>
              </text:list>
            </text:list-item>
          </text:list>
        </text:list-item>
      </text:list>
      <text:p text:style-name="P14"><text:span text:style-name="Police_20_par_20_défaut"><text:span text:style-name="T6">0 point</text:span></text:span></text:p>
      <text:list xml:id="list142644357403508" text:continue-numbering="true" text:style-name="WWNum4">
        <text:list-item>
          <text:list>
            <text:list-item>
              <text:list>
                <text:list-item>
                  <text:p text:style-name="P20"><text:span text:style-name="Police_20_par_20_défaut"><text:span text:style-name="T9">Autres cas :</text:span></text:span></text:p>
                </text:list-item>
              </text:list>
            </text:list-item>
          </text:list>
        </text:list-item>
      </text:list>
      <text:p text:style-name="P13"/>
      <text:list xml:id="list2806735329" text:style-name="WWNum1">
        <text:list-item>
          <text:p text:style-name="P28"><text:span text:style-name="Police_20_par_20_défaut"><text:span text:style-name="T6">Points de centres : Chaque joueur survivant reçoit 5 points s’il finit à 1 centre, 9 points pour 2 centres, 12 points pour 3 centres, 14 points pour 4 centres, 16 points pour 5 centres et 18 points pour 6 centres. Il reçoit de plus 1 point supplémentaire par centre acquis au-delà du septième (inclus).</text:span></text:span></text:p>
        </text:list-item>
      </text:list>
      <text:p text:style-name="P12"/>
      <text:list xml:id="list142645290364238" text:continue-numbering="true" text:style-name="WWNum1">
        <text:list-item>
          <text:p text:style-name="P28"><text:span text:style-name="Police_20_par_20_défaut"><text:span text:style-name="T6">Points de vague : 18 points sont partagés entre tous les joueurs qui terminent à 2 centres ou moins du ou des premiers. Le ou les premiers font partie de ce partage.</text:span></text:span></text:p>
        </text:list-item>
      </text:list>
      <text:p text:style-name="P12"/>
      <text:list xml:id="list142645090133534" text:continue-numbering="true" text:style-name="WWNum1">
        <text:list-item>
          <text:p text:style-name="P28"><text:span text:style-name="Police_20_par_20_défaut"><text:span text:style-name="T6">Points de victoire : 18 points sont partagés par les premiers. En cas de victoire unique, ces points sont attribués en totalité au vainqueur.</text:span></text:span></text:p>
        </text:list-item>
      </text:list>
      <text:p text:style-name="P4"/>
      <text:list xml:id="list194612994403862" text:style-name="WWNum5">
        <text:list-item>
          <text:p text:style-name="P18"><text:span text:style-name="Police_20_par_20_défaut"><text:span text:style-name="T4">Diplo Ligue</text:span></text:span></text:p>
        </text:list-item>
      </text:list>
      <text:p text:style-name="P8"><text:span text:style-name="Police_20_par_20_défaut"><text:span text:style-name="T6">Au bout des 7 années de jeu, le joueur ayant le plus de centres obtiendra 16 points, le deuxième 14 pts puis 12, 10, 8, 6, 4 pour les 5 joueurs suivants. Tout joueur éliminé sera crédité de 0 pt. En cas de victoire unique, le joueur obtiendra un bonus de 4 points. En cas de victoire partagée, chaque joueur ayant fini premier ex-aequo obtiendra un bonus d’1 point.</text:span></text:span></text:p>
      <text:p text:style-name="P8"><text:span text:style-name="Police_20_par_20_défaut"><text:span text:style-name="T6">A ces points, seront soustraits les points de pénalité obtenus en cours de partie.</text:span></text:span></text:p>
      <text:p text:style-name="P8"><text:soft-page-break/><text:span text:style-name="Police_20_par_20_défaut"><text:span text:style-name="T6">Etant donné que le système de scorage est exclusivement basé sur le classement des joueurs à l’issue des 7 années de jeu, et non pas sur le nombre de centres, il est précisé qu’au cas où un joueur dépasse la barre des 18 centres, cela n'entraîne ni l’arrêt prématuré de la partie, ni l’élimination des autres joueurs.</text:span></text:span></text:p>
      <text:p text:style-name="P8"><text:span text:style-name="Police_20_par_20_défaut"><text:span text:style-name="T6">En cas d’égalité en nombre de centres, les points des places équivalentes seront partagés par le nombre de joueurs à égalité.</text:span></text:span></text:p>
      <text:p text:style-name="P8"><text:span text:style-name="Police_20_par_20_défaut"><text:span text:style-name="T6">Exemples :</text:span></text:span></text:p>
      <text:list xml:id="list1458043974" text:style-name="WWNum2">
        <text:list-item>
          <text:p text:style-name="P23"><text:span text:style-name="Police_20_par_20_défaut"><text:span text:style-name="T6">Si deux joueurs finissent en tête avec le même nombre de centres alors ils recevront : (16+14) /2 = 15 points chacun (ainsi que le bonus d’1 point chacun pour victoire partagée).</text:span></text:span></text:p>
        </text:list-item>
        <text:list-item>
          <text:p text:style-name="P23"><text:span text:style-name="Police_20_par_20_défaut"><text:span text:style-name="T6">Deux joueurs ont eu 8 et 7 centres, les trois suivants ont 6 centres alors ces trois joueurs recevront : (12+10+8) /3=10 points chacun.</text:span></text:span></text:p>
        </text:list-item>
      </text:list>
      <text:list xml:id="list194613194348415" text:style-name="WWNum5">
        <text:list-item>
          <text:p text:style-name="P21"><text:span text:style-name="Police_20_par_20_défaut"><text:span text:style-name="T4">Open Mind the Gap (Nexus)</text:span></text:span></text:p>
        </text:list-item>
      </text:list>
      <text:p text:style-name="P8"><text:span text:style-name="Police_20_par_20_défaut"><text:span text:style-name="T6"><text:s text:c="4"/>Open Mind the Gap (OMG):</text:span></text:span></text:p>
      <text:list xml:id="list4187373994" text:style-name="WWNum6">
        <text:list-item text:start-value="1">
          <text:p text:style-name="P24"><text:span text:style-name="Police_20_par_20_défaut"><text:span text:style-name="T6">Each supply center (SC) is worth 1.5 points (total = 51 points)</text:span></text:span></text:p>
        </text:list-item>
        <text:list-item>
          <text:p text:style-name="P25"><text:span text:style-name="Police_20_par_20_défaut"><text:span text:style-name="T6">Surviving in a draw is worth 9 points (average = 40.5 points per game)</text:span></text:span></text:p>
        </text:list-item>
        <text:list-item>
          <text:p text:style-name="P25"><text:span text:style-name="Police_20_par_20_défaut"><text:span text:style-name="T6">Bonuses for the Top 3: 4.5 points for 1st, 3 points for 2nd, 1.5 points for 3rd</text:span></text:span></text:p>
        </text:list-item>
        <text:list-item>
          <text:p text:style-name="P25"><text:span text:style-name="Police_20_par_20_défaut"><text:span text:style-name="T6">Tribute paid to the board topper is equal to 1st place SCs - 2nd place SCs, capped at 50% of a players score from a, b, and c</text:span></text:span></text:p>
        </text:list-item>
        <text:list-item>
          <text:p text:style-name="P26"><text:span text:style-name="Police_20_par_20_défaut"><text:span text:style-name="T6">A solo victory is worth 100 points.</text:span></text:span></text:p>
        </text:list-item>
      </text:list>
      <text:p text:style-name="P11"/>
      <text:list xml:id="list194614932744844" text:style-name="WWNum5">
        <text:list-item>
          <text:p text:style-name="P21"><text:span text:style-name="Police_20_par_20_défaut"><text:span text:style-name="T4">C-Diplo Namur</text:span></text:span></text:p>
        </text:list-item>
      </text:list>
      <text:p text:style-name="P15"/>
      <text:list xml:id="list849108505" text:style-name="WWNum8">
        <text:list-item>
          <text:p text:style-name="P29"><text:span text:style-name="Police_20_par_20_défaut"><text:span text:style-name="T6">Cas du solo<text:line-break/>Dans le cas du solo, c'est-à-dire, qu'un joueur obtient 18 centres ou plus. Celui-ci marque 1+46+38=85 points et les autres joueurs ne marquent aucun point.<text:line-break/></text:span></text:span></text:p>
        </text:list-item>
      </text:list>
      <text:list xml:id="list3922269489" text:style-name="WWNum3">
        <text:list-item>
          <text:p text:style-name="P30"><text:span text:style-name="Police_20_par_20_défaut"><text:span text:style-name="T6">Pas de solo<text:line-break/>- Chaque joueur marque 1 point de participation.<text:line-break/>- Chaque joueur marque des points suivant le nombre de centres possédés.<text:line-break/></text:span></text:span></text:p>
        </text:list-item>
      </text:list>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number-columns-repeated="3"/>
        <table:table-column table:style-name="Table1.D"/>
        <table:table-column table:style-name="Table1.B" table:number-columns-repeated="2"/>
        <table:table-column table:style-name="Table1.D"/>
        <table:table-column table:style-name="Table1.B"/>
        <table:table-column table:style-name="Table1.S"/>
        <table:table-row table:style-name="Table1.1">
          <table:table-cell table:style-name="Table1.A1" office:value-type="string">
            <text:p text:style-name="P2"><text:span text:style-name="Police_20_par_20_défaut"><text:span text:style-name="T6">Nb centres</text:span></text:span></text:p>
          </table:table-cell>
          <table:table-cell table:style-name="Table1.A1" office:value-type="string">
            <text:p text:style-name="P2"><text:span text:style-name="Police_20_par_20_défaut"><text:span text:style-name="T6">0</text:span></text:span></text:p>
          </table:table-cell>
          <table:table-cell table:style-name="Table1.A1" office:value-type="string">
            <text:p text:style-name="P2"><text:span text:style-name="Police_20_par_20_défaut"><text:span text:style-name="T6">1</text:span></text:span></text:p>
          </table:table-cell>
          <table:table-cell table:style-name="Table1.A1" office:value-type="string">
            <text:p text:style-name="P2"><text:span text:style-name="Police_20_par_20_défaut"><text:span text:style-name="T6">2</text:span></text:span></text:p>
          </table:table-cell>
          <table:table-cell table:style-name="Table1.A1" office:value-type="string">
            <text:p text:style-name="P2"><text:span text:style-name="Police_20_par_20_défaut"><text:span text:style-name="T6">3</text:span></text:span></text:p>
          </table:table-cell>
          <table:table-cell table:style-name="Table1.A1" office:value-type="string">
            <text:p text:style-name="P2"><text:span text:style-name="Police_20_par_20_défaut"><text:span text:style-name="T6">4</text:span></text:span></text:p>
          </table:table-cell>
          <table:table-cell table:style-name="Table1.A1" office:value-type="string">
            <text:p text:style-name="P2"><text:span text:style-name="Police_20_par_20_défaut"><text:span text:style-name="T6">5</text:span></text:span></text:p>
          </table:table-cell>
          <table:table-cell table:style-name="Table1.A1" office:value-type="string">
            <text:p text:style-name="P2"><text:span text:style-name="Police_20_par_20_défaut"><text:span text:style-name="T6">6</text:span></text:span></text:p>
          </table:table-cell>
          <table:table-cell table:style-name="Table1.A1" office:value-type="string">
            <text:p text:style-name="P2"><text:span text:style-name="Police_20_par_20_défaut"><text:span text:style-name="T6">7</text:span></text:span></text:p>
          </table:table-cell>
          <table:table-cell table:style-name="Table1.A1" office:value-type="string">
            <text:p text:style-name="P2"><text:span text:style-name="Police_20_par_20_défaut"><text:span text:style-name="T6">8</text:span></text:span></text:p>
          </table:table-cell>
          <table:table-cell table:style-name="Table1.A1" office:value-type="string">
            <text:p text:style-name="P2"><text:span text:style-name="Police_20_par_20_défaut"><text:span text:style-name="T6">9</text:span></text:span></text:p>
          </table:table-cell>
          <table:table-cell table:style-name="Table1.A1" office:value-type="string">
            <text:p text:style-name="P2"><text:span text:style-name="Police_20_par_20_défaut"><text:span text:style-name="T6">10</text:span></text:span></text:p>
          </table:table-cell>
          <table:table-cell table:style-name="Table1.A1" office:value-type="string">
            <text:p text:style-name="P2"><text:span text:style-name="Police_20_par_20_défaut"><text:span text:style-name="T6">11</text:span></text:span></text:p>
          </table:table-cell>
          <table:table-cell table:style-name="Table1.A1" office:value-type="string">
            <text:p text:style-name="P2"><text:span text:style-name="Police_20_par_20_défaut"><text:span text:style-name="T6">12</text:span></text:span></text:p>
          </table:table-cell>
          <table:table-cell table:style-name="Table1.A1" office:value-type="string">
            <text:p text:style-name="P2"><text:span text:style-name="Police_20_par_20_défaut"><text:span text:style-name="T6">13</text:span></text:span></text:p>
          </table:table-cell>
          <table:table-cell table:style-name="Table1.A1" office:value-type="string">
            <text:p text:style-name="P2"><text:span text:style-name="Police_20_par_20_défaut"><text:span text:style-name="T6">14</text:span></text:span></text:p>
          </table:table-cell>
          <table:table-cell table:style-name="Table1.A1" office:value-type="string">
            <text:p text:style-name="P2"><text:span text:style-name="Police_20_par_20_défaut"><text:span text:style-name="T6">15</text:span></text:span></text:p>
          </table:table-cell>
          <table:table-cell table:style-name="Table1.A1" office:value-type="string">
            <text:p text:style-name="P2"><text:span text:style-name="Police_20_par_20_défaut"><text:span text:style-name="T6">16</text:span></text:span></text:p>
          </table:table-cell>
          <table:table-cell table:style-name="Table1.A1" office:value-type="string">
            <text:p text:style-name="P2"><text:span text:style-name="Police_20_par_20_défaut"><text:span text:style-name="T6">17</text:span></text:span></text:p>
          </table:table-cell>
        </table:table-row>
        <table:table-row table:style-name="Table1.1">
          <table:table-cell table:style-name="Table1.A1" office:value-type="string">
            <text:p text:style-name="P2"><text:span text:style-name="Police_20_par_20_défaut"><text:span text:style-name="T6">Nb points</text:span></text:span></text:p>
          </table:table-cell>
          <table:table-cell table:style-name="Table1.A1" office:value-type="string">
            <text:p text:style-name="P2"><text:span text:style-name="Police_20_par_20_défaut"><text:span text:style-name="T6">0</text:span></text:span></text:p>
          </table:table-cell>
          <table:table-cell table:style-name="Table1.A1" office:value-type="string">
            <text:p text:style-name="P2"><text:span text:style-name="Police_20_par_20_défaut"><text:span text:style-name="T6">5</text:span></text:span></text:p>
          </table:table-cell>
          <table:table-cell table:style-name="Table1.A1" office:value-type="string">
            <text:p text:style-name="P2"><text:span text:style-name="Police_20_par_20_défaut"><text:span text:style-name="T6">9</text:span></text:span></text:p>
          </table:table-cell>
          <table:table-cell table:style-name="Table1.A1" office:value-type="string">
            <text:p text:style-name="P2"><text:span text:style-name="Police_20_par_20_défaut"><text:span text:style-name="T6">12</text:span></text:span></text:p>
          </table:table-cell>
          <table:table-cell table:style-name="Table1.A1" office:value-type="string">
            <text:p text:style-name="P2"><text:span text:style-name="Police_20_par_20_défaut"><text:span text:style-name="T6">14</text:span></text:span></text:p>
          </table:table-cell>
          <table:table-cell table:style-name="Table1.A1" office:value-type="string">
            <text:p text:style-name="P2"><text:span text:style-name="Police_20_par_20_défaut"><text:span text:style-name="T6">16</text:span></text:span></text:p>
          </table:table-cell>
          <table:table-cell table:style-name="Table1.A1" office:value-type="string">
            <text:p text:style-name="P2"><text:span text:style-name="Police_20_par_20_défaut"><text:span text:style-name="T6">18</text:span></text:span></text:p>
          </table:table-cell>
          <table:table-cell table:style-name="Table1.A1" office:value-type="string">
            <text:p text:style-name="P2"><text:span text:style-name="Police_20_par_20_défaut"><text:span text:style-name="T6">19</text:span></text:span></text:p>
          </table:table-cell>
          <table:table-cell table:style-name="Table1.A1" office:value-type="string">
            <text:p text:style-name="P2"><text:span text:style-name="Police_20_par_20_défaut"><text:span text:style-name="T6">20</text:span></text:span></text:p>
          </table:table-cell>
          <table:table-cell table:style-name="Table1.A1" office:value-type="string">
            <text:p text:style-name="P2"><text:span text:style-name="Police_20_par_20_défaut"><text:span text:style-name="T6">21</text:span></text:span></text:p>
          </table:table-cell>
          <table:table-cell table:style-name="Table1.A1" office:value-type="string">
            <text:p text:style-name="P2"><text:span text:style-name="Police_20_par_20_défaut"><text:span text:style-name="T6">22</text:span></text:span></text:p>
          </table:table-cell>
          <table:table-cell table:style-name="Table1.A1" office:value-type="string">
            <text:p text:style-name="P2"><text:span text:style-name="Police_20_par_20_défaut"><text:span text:style-name="T6">23</text:span></text:span></text:p>
          </table:table-cell>
          <table:table-cell table:style-name="Table1.A1" office:value-type="string">
            <text:p text:style-name="P2"><text:span text:style-name="Police_20_par_20_défaut"><text:span text:style-name="T6">24</text:span></text:span></text:p>
          </table:table-cell>
          <table:table-cell table:style-name="Table1.A1" office:value-type="string">
            <text:p text:style-name="P2"><text:span text:style-name="Police_20_par_20_défaut"><text:span text:style-name="T6">25</text:span></text:span></text:p>
          </table:table-cell>
          <table:table-cell table:style-name="Table1.A1" office:value-type="string">
            <text:p text:style-name="P2"><text:span text:style-name="Police_20_par_20_défaut"><text:span text:style-name="T6">26</text:span></text:span></text:p>
          </table:table-cell>
          <table:table-cell table:style-name="Table1.A1" office:value-type="string">
            <text:p text:style-name="P2"><text:span text:style-name="Police_20_par_20_défaut"><text:span text:style-name="T6">27</text:span></text:span></text:p>
          </table:table-cell>
          <table:table-cell table:style-name="Table1.A1" office:value-type="string">
            <text:p text:style-name="P2"><text:span text:style-name="Police_20_par_20_défaut"><text:span text:style-name="T6">28</text:span></text:span></text:p>
          </table:table-cell>
          <table:table-cell table:style-name="Table1.A1" office:value-type="string">
            <text:p text:style-name="P2"><text:span text:style-name="Police_20_par_20_défaut"><text:span text:style-name="T6">29</text:span></text:span></text:p>
          </table:table-cell>
        </table:table-row>
      </table:table>
      <text:p text:style-name="P16"><text:span text:style-name="Police_20_par_20_défaut"><text:span text:style-name="T6"><text:line-break/>- Le joueur ayant le plus de centres marque 38 pts<text:line-break/>- Le deuxième joueur ayant le plus de centres marque 14 pts<text:line-break/>- Le troisième joueur ayant le plus de centres marque 7 pts<text:line-break/><text:line-break/>En cas d'égalité de place, les joueurs se partagent les bonus.</text:span></text:span></text:p>
      <text:list xml:id="list142644506648365" text:continue-list="list2203386125" text:style-name="WWNum5">
        <text:list-item text:start-value="1">
          <text:p text:style-name="P19"><text:bookmark-start text:name="__DdeLink__476_231627546"/><text:soft-page-break/><text:span text:style-name="Police_20_par_20_défaut"><text:span text:style-name="T5">Boucher</text:span></text:span></text:p>
        </text:list-item>
      </text:list>
      <text:p text:style-name="P5"/>
      <text:p text:style-name="P9"><text:span text:style-name="Police_20_par_20_défaut"><text:span text:style-name="T7">Système particulièrement simple :</text:span></text:span></text:p>
      <text:list xml:id="list1808054558" text:style-name="L1">
        <text:list-item>
          <text:p text:style-name="P27"><text:span text:style-name="Police_20_par_20_défaut"><text:span text:style-name="T7">Un joueur éliminé marque zéro.</text:span></text:span></text:p>
        </text:list-item>
        <text:list-item>
          <text:p text:style-name="P27"><text:span text:style-name="Police_20_par_20_défaut"><text:span text:style-name="T7">Un joueur survivant <text:s/>marque 10 x nombre de joueurs éliminés (donc un joueur vainqueur de solo marque 60 points et les autres zéro.)</text:span></text:span></text:p>
        </text:list-item>
        <text:list-item>
          <text:p text:style-name="P27"><text:span text:style-name="Police_20_par_20_défaut"><text:span text:style-name="T7">Cas particulier : si aucun joueur n’est éliminé chaque joueur marque </text:span></text:span><text:span text:style-name="Police_20_par_20_défaut"><text:span text:style-name="T8">1</text:span></text:span><text:span text:style-name="Police_20_par_20_défaut"><text:span text:style-name="T7"> points </text:span></text:span><text:span text:style-name="Police_20_par_20_défaut"><text:span text:style-name="T8">(pour éviter une marque nulle pour pout le monde)</text:span></text:span></text:p>
          <text:p text:style-name="P27"><text:bookmark-end text:name="__DdeLink__476_231627546"/><text:span text:style-name="Police_20_par_20_défaut"><text:span text:style-name="T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Normal" style:next-style-name="Standard" style:default-outline-level="1">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Titre_20_2" style:display-name="Titre 2" style:family="paragraph" style:parent-style-name="Normal" style:next-style-name="Standard" style:default-outline-level="2">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Titre_20_3" style:display-name="Titre 3" style:family="paragraph" style:parent-style-name="Normal" style:next-style-name="Standard" style:default-outline-level="3">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Titre_20_4" style:display-name="Titre 4" style:family="paragraph" style:parent-style-name="Normal" style:next-style-name="Standard" style:default-outline-level="4">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Titre_20_5" style:display-name="Titre 5" style:family="paragraph" style:parent-style-name="Normal" style:next-style-name="Standard" style:default-outline-level="5">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Titre_20_6" style:display-name="Titre 6" style:family="paragraph" style:parent-style-name="Normal" style:next-style-name="Standard" style:default-outline-level="6">
      <style:paragraph-properties fo:margin-top="0.139in" fo:margin-bottom="0.028in" style:contextual-spacing="false" fo:keep-together="always" fo:hyphenation-ladder-count="no-limit" fo:keep-with-next="always"/>
      <style:text-properties fo:font-weight="bold" style:font-weight-asian="bold" fo:hyphenate="false" loext:hyphenation-no-caps="false"/>
    </style:style>
    <style:style style:name="Normal" style:family="paragraph">
      <style:paragraph-properties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font-size="12pt" style:font-size-asian="12pt"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Titre" style:family="paragraph" style:parent-style-name="Normal" style:next-style-name="Standard">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Sous-titre" style:family="paragraph" style:parent-style-name="Normal" style:next-style-name="Standard">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WW_5f_CharLFO1LVL3" style:display-name="WW_CharLFO1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6" style:display-name="WW_CharLFO1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9" style:display-name="WW_CharLFO1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3" style:display-name="WW_CharLFO2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6" style:display-name="WW_CharLFO2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9" style:display-name="WW_CharLFO2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Arial" fo:font-family="Arial" style:font-family-generic="swiss" style:font-pitch="variable"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6LVL1" style:display-name="WW_CharLFO6LVL1" style:family="text">
      <style:text-properties style:font-name="Arial" fo:font-family="Arial" style:font-family-generic="swiss" style:font-pitch="variable"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3" style:display-name="WW_CharLFO7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4" style:display-name="WW_CharLFO7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6" style:display-name="WW_CharLFO7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7" style:display-name="WW_CharLFO7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9" style:display-name="WW_CharLFO7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1" style:display-name="WW_CharLFO8LVL1" style:family="text">
      <style:text-properties style:font-name="Arial" fo:font-family="Arial" style:font-family-generic="swiss"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25in" fo:margin-left="1.2417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7417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2.2417in"/>
        </style:list-level-properties>
        <style:text-properties style:font-name="Noto Sans Symbol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7417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3.2417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7417in"/>
        </style:list-level-properties>
        <style:text-properties style:font-name="Noto Sans Symbol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4.2417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7417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5.2417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6LV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meta:creation-date>2022-02-14T08:49:00Z</meta:creation-date>
    <dc:date>2022-10-01T14:26:43.423871402</dc:date>
    <meta:editing-cycles>4</meta:editing-cycles>
    <meta:editing-duration>PT9M22S</meta:editing-duration>
    <meta:document-statistic meta:table-count="1" meta:image-count="0" meta:object-count="0" meta:page-count="3" meta:paragraph-count="87" meta:word-count="868" meta:character-count="4473" meta:non-whitespace-character-count="3706"/>
    <meta:template xlink:type="simple" xlink:actuate="onRequest" xlink:title="" xlink:href="Normal.dotm"/>
  </office:meta>
</office:document-meta>
</file>